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master-page-name="Standard">
      <style:paragraph-properties fo:margin-top="0.212cm" fo:margin-bottom="0.106cm" loext:contextual-spacing="false" fo:text-align="center" style:justify-single-word="false" style:page-number="1"/>
      <style:text-properties officeooo:paragraph-rsid="00086a97"/>
    </style:style>
    <style:style style:name="P2" style:family="paragraph" style:parent-style-name="Heading_20_2">
      <style:paragraph-properties fo:margin-top="0.212cm" fo:margin-bottom="0.212cm" loext:contextual-spacing="false"/>
      <style:text-properties officeooo:paragraph-rsid="00086a97"/>
    </style:style>
    <style:style style:name="P3" style:family="paragraph" style:parent-style-name="Heading_20_2">
      <style:paragraph-properties fo:margin-top="0.423cm" fo:margin-bottom="0.212cm" loext:contextual-spacing="false"/>
      <style:text-properties officeooo:paragraph-rsid="00086a97"/>
    </style:style>
    <style:style style:name="P4" style:family="paragraph" style:parent-style-name="Standard">
      <style:text-properties style:font-name="Courier New" fo:font-size="12pt" officeooo:paragraph-rsid="00086a97" style:font-size-asian="12pt" style:font-name-complex="Courier New" style:font-size-complex="12pt"/>
    </style:style>
    <style:style style:name="P5" style:family="paragraph" style:parent-style-name="Standard">
      <style:text-properties style:font-name="Courier New" fo:font-size="12pt" officeooo:paragraph-rsid="0009d03e" style:font-size-asian="12pt" style:font-name-complex="Courier New" style:font-size-complex="12pt"/>
    </style:style>
    <style:style style:name="P6" style:family="paragraph" style:parent-style-name="Standard">
      <style:text-properties style:font-name="Courier New" fo:font-size="12pt" officeooo:paragraph-rsid="000add6d" style:font-size-asian="12pt" style:font-name-complex="Courier New" style:font-size-complex="12pt"/>
    </style:style>
    <style:style style:name="P7" style:family="paragraph" style:parent-style-name="Standard">
      <style:text-properties style:font-name="Courier New" fo:font-size="12pt" officeooo:paragraph-rsid="000c2ec1" style:font-size-asian="12pt" style:font-name-complex="Courier New" style:font-size-complex="12pt"/>
    </style:style>
    <style:style style:name="P8" style:family="paragraph" style:parent-style-name="Standard">
      <style:text-properties officeooo:paragraph-rsid="00086a97"/>
    </style:style>
    <style:style style:name="P9" style:family="paragraph" style:parent-style-name="Standard">
      <style:text-properties officeooo:rsid="0009d03e" officeooo:paragraph-rsid="0009d03e"/>
    </style:style>
    <style:style style:name="P10" style:family="paragraph" style:parent-style-name="Standard">
      <style:text-properties officeooo:rsid="0009d03e" officeooo:paragraph-rsid="000d4b01"/>
    </style:style>
    <style:style style:name="P11" style:family="paragraph" style:parent-style-name="Standard">
      <style:text-properties officeooo:paragraph-rsid="0009d03e"/>
    </style:style>
    <style:style style:name="P12" style:family="paragraph" style:parent-style-name="Standard">
      <style:text-properties officeooo:rsid="000add6d" officeooo:paragraph-rsid="000add6d"/>
    </style:style>
    <style:style style:name="P13" style:family="paragraph" style:parent-style-name="Standard">
      <style:text-properties officeooo:paragraph-rsid="000add6d"/>
    </style:style>
    <style:style style:name="P14" style:family="paragraph" style:parent-style-name="Standard">
      <style:text-properties officeooo:paragraph-rsid="000c2ec1"/>
    </style:style>
    <style:style style:name="P15" style:family="paragraph" style:parent-style-name="Standard">
      <style:text-properties officeooo:rsid="000c2ec1" officeooo:paragraph-rsid="000c2ec1"/>
    </style:style>
    <style:style style:name="P16" style:family="paragraph" style:parent-style-name="Standard">
      <style:text-properties officeooo:paragraph-rsid="000d4b01"/>
    </style:style>
    <style:style style:name="P17" style:family="paragraph" style:parent-style-name="Standard">
      <style:paragraph-properties fo:line-height="0.323cm"/>
      <style:text-properties fo:font-size="10pt" officeooo:paragraph-rsid="000d4b01" style:font-size-asian="10pt" style:font-size-complex="10pt"/>
    </style:style>
    <style:style style:name="P18" style:family="paragraph" style:parent-style-name="Standard">
      <style:paragraph-properties fo:line-height="0.314cm"/>
      <style:text-properties fo:font-size="10pt" officeooo:paragraph-rsid="000d4b01" style:font-size-asian="10pt" style:font-size-complex="10pt"/>
    </style:style>
    <style:style style:name="P19" style:family="paragraph" style:parent-style-name="Standard">
      <style:paragraph-properties fo:margin-top="0cm" fo:margin-bottom="0.212cm" loext:contextual-spacing="false" fo:line-height="150%"/>
      <style:text-properties style:font-name="Courier New" fo:font-size="12pt" officeooo:paragraph-rsid="00086a97" style:font-size-asian="12pt" style:font-name-complex="Courier New" style:font-size-complex="12pt"/>
    </style:style>
    <style:style style:name="P20" style:family="paragraph" style:parent-style-name="Standard">
      <style:paragraph-properties fo:margin-top="0cm" fo:margin-bottom="0.212cm" loext:contextual-spacing="false" fo:line-height="150%"/>
      <style:text-properties style:font-name="Courier New" fo:font-size="12pt" officeooo:rsid="000d4b01" officeooo:paragraph-rsid="000d4b01" style:font-size-asian="12pt" style:font-name-complex="Courier New" style:font-size-complex="12pt"/>
    </style:style>
    <style:style style:name="P21" style:family="paragraph" style:parent-style-name="Standard" style:list-style-name="WW8Num4">
      <style:paragraph-properties fo:margin-top="0cm" fo:margin-bottom="0.212cm" loext:contextual-spacing="false" fo:line-height="150%"/>
      <style:text-properties officeooo:paragraph-rsid="00086a97"/>
    </style:style>
    <style:style style:name="P22" style:family="paragraph" style:parent-style-name="Standard">
      <style:paragraph-properties fo:margin-left="0cm" fo:margin-right="0cm" fo:margin-top="0.212cm" fo:margin-bottom="0.212cm" loext:contextual-spacing="false" fo:line-height="150%" fo:text-indent="0.787cm" style:auto-text-indent="false">
        <style:tab-stops>
          <style:tab-stop style:position="-0.635cm"/>
        </style:tab-stops>
      </style:paragraph-properties>
      <style:text-properties officeooo:paragraph-rsid="00086a97"/>
    </style:style>
    <style:style style:name="P23" style:family="paragraph" style:parent-style-name="Standard">
      <style:paragraph-properties fo:margin-left="0cm" fo:margin-right="0cm" fo:margin-top="0cm" fo:margin-bottom="0.212cm" loext:contextual-spacing="false" fo:line-height="150%" fo:text-indent="0.787cm" style:auto-text-indent="false">
        <style:tab-stops>
          <style:tab-stop style:position="-0.635cm"/>
        </style:tab-stops>
      </style:paragraph-properties>
      <style:text-properties officeooo:paragraph-rsid="00086a97"/>
    </style:style>
    <style:style style:name="P24" style:family="paragraph" style:parent-style-name="Standard">
      <style:paragraph-properties fo:margin-left="0.635cm" fo:margin-right="0cm" fo:margin-top="0cm" fo:margin-bottom="0.212cm" loext:contextual-spacing="false" fo:line-height="150%" fo:text-indent="-0.635cm" style:auto-text-indent="false"/>
      <style:text-properties officeooo:paragraph-rsid="00086a97"/>
    </style:style>
    <style:style style:name="P25" style:family="paragraph" style:parent-style-name="Standard">
      <style:paragraph-properties fo:margin-left="0.787cm" fo:margin-right="0cm" fo:margin-top="0cm" fo:margin-bottom="0.212cm" loext:contextual-spacing="false" fo:line-height="150%" fo:text-indent="-0.787cm" style:auto-text-indent="false">
        <style:tab-stops>
          <style:tab-stop style:position="-0.635cm"/>
        </style:tab-stops>
      </style:paragraph-properties>
      <style:text-properties officeooo:paragraph-rsid="00086a97"/>
    </style:style>
    <style:style style:name="P26" style:family="paragraph" style:parent-style-name="Standard">
      <style:paragraph-properties fo:margin-left="0.787cm" fo:margin-right="0cm" fo:margin-top="0cm" fo:margin-bottom="0.212cm" loext:contextual-spacing="false" fo:line-height="150%" fo:text-indent="-0.787cm" style:auto-text-indent="false">
        <style:tab-stops>
          <style:tab-stop style:position="-0.635cm"/>
        </style:tab-stops>
      </style:paragraph-properties>
      <style:text-properties officeooo:paragraph-rsid="00086a97"/>
    </style:style>
    <style:style style:name="P27" style:family="paragraph" style:parent-style-name="Standard">
      <style:paragraph-properties fo:margin-left="0.741cm" fo:margin-right="0cm" fo:line-height="200%" fo:text-indent="0cm" style:auto-text-indent="false"/>
      <style:text-properties fo:font-size="12pt" officeooo:paragraph-rsid="00086a97" style:font-size-asian="12pt"/>
    </style:style>
    <style:style style:name="P28" style:family="paragraph" style:parent-style-name="Standard">
      <style:paragraph-properties fo:margin-left="0.741cm" fo:margin-right="0cm" fo:line-height="200%" fo:text-indent="0cm" style:auto-text-indent="false"/>
      <style:text-properties officeooo:paragraph-rsid="00086a97"/>
    </style:style>
    <style:style style:name="P29" style:family="paragraph" style:parent-style-name="Standard">
      <style:paragraph-properties fo:margin-left="0.794cm" fo:margin-right="0cm" fo:margin-top="0cm" fo:margin-bottom="0.212cm" loext:contextual-spacing="false" fo:line-height="150%" fo:text-indent="-0.794cm" style:auto-text-indent="false"/>
      <style:text-properties officeooo:paragraph-rsid="00086a97"/>
    </style:style>
    <style:style style:name="P30" style:family="paragraph" style:parent-style-name="Standard">
      <style:paragraph-properties fo:margin-left="1.905cm" fo:margin-right="0cm" fo:text-indent="0cm" style:auto-text-indent="false"/>
      <style:text-properties style:font-name="Courier New" fo:font-size="12pt" officeooo:paragraph-rsid="00086a97" style:font-size-asian="12pt" style:font-name-complex="Courier New" style:font-size-complex="12pt"/>
    </style:style>
    <style:style style:name="P31" style:family="paragraph" style:parent-style-name="Standard">
      <style:paragraph-properties fo:margin-left="0.794cm" fo:margin-right="0cm" fo:text-indent="0cm" style:auto-text-indent="false"/>
      <style:text-properties style:font-name="Courier New" fo:font-size="12pt" officeooo:paragraph-rsid="00086a97" style:font-size-asian="12pt" style:font-name-complex="Courier New" style:font-size-complex="12pt"/>
    </style:style>
    <style:style style:name="P32" style:family="paragraph" style:parent-style-name="Standard">
      <style:paragraph-properties fo:margin-left="0.794cm" fo:margin-right="0cm" fo:text-indent="0cm" style:auto-text-indent="false"/>
      <style:text-properties officeooo:paragraph-rsid="00086a97"/>
    </style:style>
    <style:style style:name="P33" style:family="paragraph" style:parent-style-name="Standard">
      <style:paragraph-properties fo:margin-left="0.353cm" fo:margin-right="0cm" fo:margin-top="0cm" fo:margin-bottom="0.212cm" loext:contextual-spacing="false" fo:line-height="150%" fo:text-indent="0cm" style:auto-text-indent="false"/>
      <style:text-properties style:font-name="Courier New" fo:font-size="12pt" officeooo:rsid="000d4b01" officeooo:paragraph-rsid="000d4b01" style:font-size-asian="12pt" style:font-name-complex="Courier New" style:font-size-complex="12pt"/>
    </style:style>
    <style:style style:name="P34" style:family="paragraph" style:parent-style-name="Standard">
      <style:paragraph-properties fo:margin-left="0.353cm" fo:margin-right="0cm" fo:text-indent="0cm" style:auto-text-indent="false"/>
      <style:text-properties officeooo:paragraph-rsid="000d4b01"/>
    </style:style>
    <style:style style:name="P35" style:family="paragraph" style:parent-style-name="Standard">
      <style:paragraph-properties fo:margin-left="0.529cm" fo:margin-right="0cm" fo:text-indent="0cm" style:auto-text-indent="false"/>
      <style:text-properties officeooo:paragraph-rsid="000d4b01"/>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tyle="normal" style:font-style-asian="normal"/>
    </style:style>
    <style:style style:name="T4" style:family="text">
      <style:text-properties style:font-name="Courier New" fo:font-size="12pt" style:font-size-asian="12pt" style:font-name-complex="Courier New" style:font-size-complex="12pt"/>
    </style:style>
    <style:style style:name="T5" style:family="text">
      <style:text-properties style:font-name="Courier New" fo:font-size="12pt" officeooo:rsid="000c2ec1" style:font-size-asian="12pt" style:font-name-complex="Courier New" style:font-size-complex="12pt"/>
    </style:style>
    <style:style style:name="T6" style:family="text">
      <style:text-properties style:font-name="Courier New" fo:font-size="12pt" officeooo:rsid="000d4b01" style:font-size-asian="12pt" style:font-name-complex="Courier New" style:font-size-complex="12pt"/>
    </style:style>
    <style:style style:name="T7" style:family="text">
      <style:text-properties style:font-name="Courier New" fo:font-size="12pt" style:font-name-asian="Courier New" style:font-size-asian="12pt" style:font-name-complex="Courier New" style:font-size-complex="12pt"/>
    </style:style>
    <style:style style:name="T8" style:family="text">
      <style:text-properties style:font-name-asian="Courier New"/>
    </style:style>
    <style:style style:name="T9" style:family="text">
      <style:text-properties style:font-name="Calibri" fo:font-size="12pt" fo:font-weight="bold" style:font-name-asian="Calibri1" style:font-size-asian="12pt" style:font-weight-asian="bold" style:font-name-complex="Calibri1" style:font-size-complex="12pt" style:font-weight-complex="bold"/>
    </style:style>
    <style:style style:name="T10" style:family="text">
      <style:text-properties style:font-name="Calibri" fo:font-size="12pt" fo:font-weight="normal" style:font-name-asian="Calibri1" style:font-size-asian="12pt" style:font-weight-asian="normal" style:font-name-complex="Calibri1" style:font-size-complex="12pt" style:font-weight-complex="normal"/>
    </style:style>
    <style:style style:name="T11" style:family="text">
      <style:text-properties style:font-name="Calibri" style:font-name-asian="Calibri1" style:font-name-complex="Calibri1"/>
    </style:style>
    <style:style style:name="T12" style:family="text">
      <style:text-properties style:font-name="Calibri" fo:font-size="10.5pt" style:font-name-asian="Calibri1" style:font-size-asian="10.5pt" style:font-name-complex="Calibri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raded Problems for Module 5</text:h>
      <text:p text:style-name="P22"><text:span text:style-name="T1">The graded problems in module 5 involve SELECT statements for multiple tables and row summaries and data manipulation statements using the INSERT, UPDATE, and DELETE statements of SQL. You should execute the statements using either Oracle, MySQL, or PostgreSQL database server. The last set of problems involves rewriting SQL statements with errors and poor formatting.</text:span></text:p>
      <text:p text:style-name="P23"><text:span text:style-name="T1">To facilitate grading, please number the SQL statements and format them neatly. You do not need to show the result tables. Indicate in the beginning of your document if you used Oracle, MySQL, or PostgreSQL.</text:span></text:p>
      <text:h text:style-name="P2" text:outline-level="2">SELECT Statement Problems</text:h>
      <text:p text:style-name="P24"><text:span text:style-name="T1">1.<text:tab/>For event requests, list the event number, event date (</text:span><text:span text:style-name="T2">eventrequest.dateheld</text:span><text:span text:style-name="T1">), and count of the event plans. <text:s/>Only include event requests in the result if the event request has more than one related event plan with a work date in December 2018.</text:span></text:p>
      <text:p text:style-name="P24"><text:span text:style-name="T1"/></text:p>
      <text:p text:style-name="P24"><text:span text:style-name="T1">SELECT eventrequest.eventno, dateheld, COUNT(*) AS 'num_event_plans'</text:span></text:p>
      <text:p text:style-name="P24"><text:span text:style-name="T1">FROM eventrequest, eventplan</text:span></text:p>
      <text:p text:style-name="P24"><text:span text:style-name="T1">WHERE eventrequest.eventno = eventplan.eventno</text:span></text:p>
      <text:p text:style-name="P24"><text:span text:style-name="T1">AND workdate BETWEEN '2018-12-01' AND '2018-12-31'</text:span></text:p>
      <text:p text:style-name="P24"><text:span text:style-name="T1">GROUP BY eventno</text:span></text:p>
      <text:p text:style-name="P24"><text:span text:style-name="T1">HAVING COUNT(*) &gt; 1;</text:span></text:p>
      <text:p text:style-name="P24"><text:span text:style-name="T1"/></text:p>
      <text:p text:style-name="P24"><text:span text:style-name="T1">2.<text:tab/>List the plan number, event number, work date, and activity of event plans meeting the following two conditions: (1) the work date is in December 2018 and (2) the event is held in the “Basketball arena”. <text:s/>Your query must not use the facility number (“F101”) of the basketball arena in the WHERE clause. Instead, you should use a condition on the </text:span><text:span text:style-name="T2">FacName</text:span><text:span text:style-name="T1"> column for the value of “Basketball arena”.</text:span></text:p>
      <text:p text:style-name="P24"><text:span text:style-name="T1"/></text:p>
      <text:p text:style-name="P24"><text:span text:style-name="T1">SELECT planno, eventplan.eventno, workdate, activity</text:span></text:p>
      <text:p text:style-name="P24"><text:span text:style-name="T1">FROM facility, eventrequest, eventplan</text:span></text:p>
      <text:p text:style-name="P24"><text:span text:style-name="T1">WHERE facility.facno = eventrequest.facno</text:span></text:p>
      <text:p text:style-name="P24"><text:soft-page-break/><text:span text:style-name="T1">AND eventrequest.eventno = eventplan.eventno</text:span></text:p>
      <text:p text:style-name="P24"><text:span text:style-name="T1">AND facname = 'Basketball arena'</text:span></text:p>
      <text:p text:style-name="P24"><text:span text:style-name="T1">AND workdate BETWEEN '2018-12-01' AND '2018-12-31';</text:span></text:p>
      <text:p text:style-name="P24"><text:span text:style-name="T1"/></text:p>
      <text:p text:style-name="P24"><text:span text:style-name="T1">3.<text:tab/>List the event number, event date, status, and estimated cost of events where there is an event plan managed by Mary Manager and the event is held in the basketball arena in the period October 1 to December 31, 2018. <text:s/>Your query must not use the facility number (“F101”) of the basketball arena or the employee number (“E101”) of “Mary Manager” in the WHERE clause. Thus, the WHERE clause should not have conditions involving the facility number or employee number compared to constant values.</text:span></text:p>
      <text:p text:style-name="P24"><text:span text:style-name="T1"/></text:p>
      <text:p text:style-name="P24"><text:span text:style-name="T1">SELECT eventrequest.eventno, dateheld, status, estcost</text:span></text:p>
      <text:p text:style-name="P24"><text:span text:style-name="T1">FROM eventrequest, facility, eventplan, employee</text:span></text:p>
      <text:p text:style-name="P24"><text:span text:style-name="T1">WHERE eventrequest.facno = facility.facno</text:span></text:p>
      <text:p text:style-name="P24"><text:span text:style-name="T1">AND eventrequest.eventno = eventplan.eventno</text:span></text:p>
      <text:p text:style-name="P24"><text:span text:style-name="T1">AND eventplan.empno = employee.empno</text:span></text:p>
      <text:p text:style-name="P24"><text:span text:style-name="T1">AND facname = 'Basketball arena'</text:span></text:p>
      <text:p text:style-name="P24"><text:span text:style-name="T1">AND empname = 'Mary Manager'</text:span></text:p>
      <text:p text:style-name="P24"><text:span text:style-name="T1">AND dateheld BETWEEN '2018-10-01' AND '2018-12-31';</text:span></text:p>
      <text:p text:style-name="P24"><text:span text:style-name="T1"/></text:p>
      <text:p text:style-name="P24"><text:span text:style-name="T1">4.<text:tab/>List the plan number, line number, resource name, number of resources (</text:span><text:span text:style-name="T2">eventplanline.number</text:span><text:span text:style-name="T1">), location name, time start, and time end where the event is held at the basketball arena, the event plan has activity of activity of “Operation”, and the event plan has a work date in the period October 1 to December 31, 2018. <text:s/>Your query must not use the facility number (“F101”) of the basketball arena in the WHERE clause. Instead, you should use a condition on the </text:span><text:span text:style-name="T2">FacName</text:span><text:span text:style-name="T1"> column for the value of “Basketball arena”.</text:span></text:p>
      <text:p text:style-name="P24"><text:span text:style-name="T1"/></text:p>
      <text:p text:style-name="P24"><text:span text:style-name="T1">SELECT eventplanline.planno, lineno, resname, numberfld,</text:span></text:p>
      <text:p text:style-name="P24"><text:span text:style-name="T1"><text:tab/> <text:s text:c="2"/>locname, timestart, timeend</text:span></text:p>
      <text:p text:style-name="P24"><text:span text:style-name="T1">FROM eventplanline, eventplan, resourcetbl, location,</text:span></text:p>
      <text:p text:style-name="P24"><text:soft-page-break/><text:span text:style-name="T1"><text:s text:c="5"/>facility</text:span></text:p>
      <text:p text:style-name="P24"><text:span text:style-name="T1">WHERE eventplanline.planno = eventplan.planno</text:span></text:p>
      <text:p text:style-name="P24"><text:span text:style-name="T1">AND eventplanline.resno = resourcetbl.resno</text:span></text:p>
      <text:p text:style-name="P24"><text:span text:style-name="T1">AND eventplanline.locno = location.locno</text:span></text:p>
      <text:p text:style-name="P24"><text:span text:style-name="T1">AND location.facno = facility.facno</text:span></text:p>
      <text:p text:style-name="P24"><text:span text:style-name="T1">AND facname = 'Basketball arena'</text:span></text:p>
      <text:p text:style-name="P24"><text:span text:style-name="T1">AND activity = 'Operation'</text:span></text:p>
      <text:p text:style-name="P24"><text:span text:style-name="T1">AND workdate BETWEEN '2018-10-01' AND '2018-12-31';</text:span></text:p>
      <text:p text:style-name="P24"><text:span text:style-name="T1"/></text:p>
      <text:h text:style-name="P3" text:outline-level="2">Database Modification Problems</text:h>
      <text:p text:style-name="P25"><text:span text:style-name="T1">1.<text:tab/>Insert a new row into the </text:span><text:span text:style-name="T2">Facility</text:span><text:span text:style-name="T1"> table with facility name “Swimming Pool”.</text:span></text:p>
      <text:p text:style-name="P25"><text:span text:style-name="T1"/></text:p>
      <text:p text:style-name="P25">INSERT INTO facility (facno, facname)</text:p>
      <text:p text:style-name="P25">VALUES ('F104', 'Swimming Pool');</text:p>
      <text:p text:style-name="P25"><text:span text:style-name="T1"/></text:p>
      <text:p text:style-name="P25"><text:span text:style-name="T1">2.<text:tab/>Insert a new row in the </text:span><text:span text:style-name="T2">Location</text:span><text:span text:style-name="T1"> table related to the </text:span><text:span text:style-name="T2">Facility</text:span><text:span text:style-name="T1"> row in modification problem 1. The new row should have “Door” for the location name.</text:span></text:p>
      <text:p text:style-name="P25"><text:span text:style-name="T1"/></text:p>
      <text:p text:style-name="P25"><text:span text:style-name="T1">INSERT INTO location (locno, facno, locname)</text:span></text:p>
      <text:p text:style-name="P25"><text:span text:style-name="T1">VALUES ('L107', 'F104', 'Door');</text:span></text:p>
      <text:p text:style-name="P25"><text:span text:style-name="T1"/></text:p>
      <text:p text:style-name="P25"><text:span text:style-name="T1">3.<text:tab/>Insert a new row in the </text:span><text:span text:style-name="T2">Location</text:span><text:span text:style-name="T1"> table related to the </text:span><text:span text:style-name="T2">Facility</text:span><text:span text:style-name="T1"> row in modification problem 1. The new row should have “Locker Room” for the location name.</text:span></text:p>
      <text:p text:style-name="P25"><text:span text:style-name="T1"/></text:p>
      <text:p text:style-name="P25"><text:span text:style-name="T1">INSERT INTO location (locno, facno, locname)</text:span></text:p>
      <text:p text:style-name="P25"><text:span text:style-name="T1">VALUES ('L108', 'F104', 'Locker Room');</text:span></text:p>
      <text:p text:style-name="P25"><text:span text:style-name="T1"/></text:p>
      <text:p text:style-name="P25"><text:soft-page-break/><text:span text:style-name="T1">4.<text:tab/>Change the location name of “Door” to “Gate” for the row inserted in modification problem 2. In MySQL, you need to place the UPDATE statement between two SET statements.</text:span></text:p>
      <text:p text:style-name="P27">SET SQL_SAFE_UPDATES = 0;</text:p>
      <text:p text:style-name="P28"><text:span text:style-name="T1">UPDATE statement</text:span></text:p>
      <text:p text:style-name="P29"><text:span text:style-name="T1"><text:s text:c="7"/>SET SQL_SAFE_UPDATES = 1;</text:span></text:p>
      <text:p text:style-name="P29"><text:span text:style-name="T1"/></text:p>
      <text:p text:style-name="P29"><text:span text:style-name="T1">UPDATE location</text:span></text:p>
      <text:p text:style-name="P29"><text:span text:style-name="T1">SET locname = 'Gate'</text:span></text:p>
      <text:p text:style-name="P29"><text:span text:style-name="T1">WHERE locno = 'L107';</text:span></text:p>
      <text:p text:style-name="P29"><text:span text:style-name="T1"/></text:p>
      <text:p text:style-name="P29"><text:span text:style-name="T1">5.<text:tab/>Delete the row inserted in modification problem 3.</text:span></text:p>
      <text:p text:style-name="P29"><text:span text:style-name="T1"/></text:p>
      <text:p text:style-name="P29"><text:span text:style-name="T1">DELETE FROM location</text:span></text:p>
      <text:p text:style-name="P29"><text:span text:style-name="T1">WHERE locno = 'L108';</text:span></text:p>
      <text:p text:style-name="P29"><text:span text:style-name="T1"/></text:p>
      <text:h text:style-name="P2" text:outline-level="2">SQL Statements with Errors and Poor Formatting</text:h>
      <text:list xml:id="list75889379" text:style-name="WW8Num4">
        <text:list-item>
          <text:p text:style-name="P21"><text:span text:style-name="T1">Identify errors in the following SQL statement and label errors with error type (syntax, redundancy, or semantic). To simplify your work, the statement has only one type of error. Rewrite the statement to remove the error.</text:span></text:p>
        </text:list-item>
      </text:list>
      <text:p text:style-name="P4">SELECT eventrequest.eventno, dateheld, status, estcost</text:p>
      <text:p text:style-name="P4">FROM eventrequest, employee, facility, eventplan</text:p>
      <text:p text:style-name="P8"><text:span text:style-name="T4">WHERE estaudience &gt; 5000</text:span></text:p>
      <text:p text:style-name="P4"><text:span text:style-name="T8"><text:s text:c="2"/></text:span>AND eventplan.empno = employee.empno </text:p>
      <text:p text:style-name="P8"><text:span text:style-name="T7"><text:s text:c="2"/></text:span><text:span text:style-name="T4">AND eventrequest.facno = facility.facno</text:span></text:p>
      <text:p text:style-name="P8"><text:span text:style-name="T7"><text:s text:c="2"/></text:span><text:span text:style-name="T4">AND facname = 'Football stadium' </text:span></text:p>
      <text:p text:style-name="P8"><text:span text:style-name="T7"><text:s text:c="2"/></text:span><text:span text:style-name="T4">AND empname = 'Mary Manager'</text:span></text:p>
      <text:p text:style-name="P8"><text:span text:style-name="T4"/></text:p>
      <text:p text:style-name="P12"><text:span text:style-name="T4">correceted statement – </text:span><text:span text:style-name="T6">Semantic error</text:span></text:p>
      <text:p text:style-name="P12"><text:span text:style-name="T4"/></text:p>
      <text:p text:style-name="P6">SELECT eventrequest.eventno, dateheld, status, estcost</text:p>
      <text:p text:style-name="P6">FROM eventrequest, employee, facility, eventplan</text:p>
      <text:p text:style-name="P16"><text:span text:style-name="T4">WHERE </text:span></text:p>
      <text:p text:style-name="P16"><text:span text:style-name="T4"><text:s text:c="4"/>eventrequest.facno = facility.facno </text:span></text:p>
      <text:p text:style-name="P16"><text:span text:style-name="T7"><text:s text:c="2"/></text:span><text:span text:style-name="T4">AND eventplan.empno = employee.empno </text:span></text:p>
      <text:p text:style-name="P13"><text:span text:style-name="T7"><text:s text:c="2"/></text:span><text:span text:style-name="T4">AND facname = 'Football stadium' </text:span></text:p>
      <text:p text:style-name="P12"><text:span text:style-name="T7"><text:s text:c="2"/></text:span><text:span text:style-name="T4">AND empname = 'Mary Manager' AND estaudience &gt; 5000;</text:span></text:p>
      <text:p text:style-name="P30"><text:soft-page-break/></text:p>
      <text:list xml:id="list132323479308052" text:continue-numbering="true" text:style-name="WW8Num4">
        <text:list-item>
          <text:p text:style-name="P21"><text:span text:style-name="T1">Identify errors in the following SQL statement and label errors with error type (syntax, redundancy, or semantic). To simplify your work, the statement has only one type of error. Rewrite the statement to remove the error.</text:span></text:p>
        </text:list-item>
      </text:list>
      <text:p text:style-name="P8"><text:span text:style-name="T4">SELECT DISTINCT eventrequest.eventno, dateheld, status, estcost</text:span></text:p>
      <text:p text:style-name="P4">FROM eventrequest, eventplan</text:p>
      <text:p text:style-name="P8"><text:span text:style-name="T4">WHERE estaudience &gt; 4000</text:span></text:p>
      <text:p text:style-name="P8"><text:span text:style-name="T7"><text:s text:c="2"/></text:span><text:span text:style-name="T4">AND eventplan.eventno = eventrequest.eventno </text:span></text:p>
      <text:p text:style-name="P8"><text:span text:style-name="T4">GROUP BY eventrequest.eventno, dateheld, status, estcost</text:span></text:p>
      <text:p text:style-name="P8"><text:span text:style-name="T4"/></text:p>
      <text:p text:style-name="P8"><text:span text:style-name="T4"/></text:p>
      <text:p text:style-name="P10"><text:span text:style-name="T4">Corrected Statement - </text:span><text:span text:style-name="T10">Redundancy</text:span><text:span text:style-name="T5"> error</text:span></text:p>
      <text:p text:style-name="P9"><text:span text:style-name="T4"/></text:p>
      <text:p text:style-name="P11"><text:span text:style-name="T4">SELECT DISTINCT eventrequest.eventno, dateheld, status, estcost</text:span></text:p>
      <text:p text:style-name="P5">FROM eventrequest, eventplan</text:p>
      <text:p text:style-name="P11"><text:span text:style-name="T4">WHERE <text:s/>eventplan.eventno = eventrequest.eventno </text:span></text:p>
      <text:p text:style-name="P14"><text:span text:style-name="T5">AND estaudience &gt; 4000</text:span><text:span text:style-name="T4">;</text:span></text:p>
      <text:p text:style-name="P4"/>
      <text:list xml:id="list132323885823449" text:continue-numbering="true" text:style-name="WW8Num4">
        <text:list-item>
          <text:p text:style-name="P21"><text:span text:style-name="T1">Identify errors in the following SQL statement and label errors with error type (syntax, redundancy, or semantic). To simplify your work, the statement has only one type of error. Rewrite the statement to remove the error.</text:span></text:p>
        </text:list-item>
      </text:list>
      <text:p text:style-name="P8"><text:span text:style-name="T4">SELECT DISTINCT eventrequest.eventno, dateheld, status, estcost</text:span></text:p>
      <text:p text:style-name="P4">FROM eventrequest, employee, facility, eventplan</text:p>
      <text:p text:style-name="P8"><text:span text:style-name="T4">WHERE estaudience &gt; 5000</text:span></text:p>
      <text:p text:style-name="P4"><text:span text:style-name="T8"><text:s text:c="2"/></text:span>AND eventplan.empno = employee.empno </text:p>
      <text:p text:style-name="P8"><text:span text:style-name="T7"><text:s text:c="2"/></text:span><text:span text:style-name="T4">AND eventrequest.facno = facility.facno</text:span></text:p>
      <text:p text:style-name="P8"><text:span text:style-name="T7"><text:s text:c="2"/></text:span><text:span text:style-name="T4">AND eventplan.eventno = eventrequest.eventno </text:span></text:p>
      <text:p text:style-name="P8"><text:span text:style-name="T7"><text:s text:c="2"/></text:span><text:span text:style-name="T4">AND facname = 'Football stadium' </text:span></text:p>
      <text:p text:style-name="P8"><text:span text:style-name="T4"/></text:p>
      <text:p text:style-name="P15"><text:span text:style-name="T4">corrected statement -Redundancy </text:span><text:span text:style-name="T6">error</text:span></text:p>
      <text:p text:style-name="P15"><text:span text:style-name="T4"/></text:p>
      <text:p text:style-name="P14"><text:span text:style-name="T4">SELECT DISTINCT eventrequest.eventno, dateheld, status, estcost</text:span></text:p>
      <text:p text:style-name="P7">FROM eventrequest, facility, eventplan</text:p>
      <text:p text:style-name="P14"><text:span text:style-name="T4">WHERE estaudience &gt; 5000</text:span></text:p>
      <text:p text:style-name="P14"><text:span text:style-name="T7"><text:s text:c="2"/></text:span><text:span text:style-name="T4">AND eventrequest.facno = facility.facno</text:span></text:p>
      <text:p text:style-name="P14"><text:span text:style-name="T7"><text:s text:c="2"/></text:span><text:span text:style-name="T4">AND eventplan.eventno = eventrequest.eventno </text:span></text:p>
      <text:p text:style-name="P15"><text:span text:style-name="T7"><text:s text:c="2"/></text:span><text:span text:style-name="T4">AND facname = 'Football stadium';</text:span></text:p>
      <text:p text:style-name="P4"/>
      <text:list xml:id="list132324004259151" text:continue-numbering="true" text:style-name="WW8Num4">
        <text:list-item>
          <text:p text:style-name="P21"><text:span text:style-name="T1">Identify errors in the following SQL statement and label errors with error type (syntax, redundancy, or semantic). To simplify your work, the statement has only one type of error. Rewrite the statement to remove the errors.</text:span></text:p>
        </text:list-item>
      </text:list>
      <text:p text:style-name="P8"><text:span text:style-name="T4">SELECT DISTINCT eventno, dateheld, status, estcost</text:span></text:p>
      <text:p text:style-name="P4">FROM eventrequest, employee, eventplan</text:p>
      <text:p text:style-name="P8"><text:span text:style-name="T4">WHERE estaudience BETWEN 5000 AND 10000</text:span></text:p>
      <text:p text:style-name="P8"><text:span text:style-name="T7"><text:s text:c="2"/></text:span><text:span text:style-name="T4">AND eventplan.empno = employee.empno </text:span></text:p>
      <text:p text:style-name="P4"><text:span text:style-name="T8"><text:s text:c="2"/></text:span>AND eventrequest.eventno = eventplan.eventno</text:p>
      <text:p text:style-name="P8"><text:span text:style-name="T7"><text:s text:c="2"/></text:span><text:span text:style-name="T4">AND empname = 'Mary Manager'</text:span></text:p>
      <text:p text:style-name="P8"><text:soft-page-break/><text:span text:style-name="T4"/></text:p>
      <text:p text:style-name="P15"><text:span text:style-name="T4">Corrected statement <text:s/>-Syntax error</text:span></text:p>
      <text:p text:style-name="P15"><text:span text:style-name="T4"/></text:p>
      <text:p text:style-name="P14"><text:span text:style-name="T4">SELECT DISTINCT eventno, dateheld, status, estcost</text:span></text:p>
      <text:p text:style-name="P7">FROM eventrequest, employee, eventplan</text:p>
      <text:p text:style-name="P14"><text:span text:style-name="T4">WHERE estaudience BETWE</text:span><text:span text:style-name="T5">E</text:span><text:span text:style-name="T4">N 5000 AND 10000</text:span></text:p>
      <text:p text:style-name="P14"><text:span text:style-name="T7"><text:s text:c="2"/></text:span><text:span text:style-name="T4">AND eventplan.empno = employee.empno </text:span></text:p>
      <text:p text:style-name="P7"><text:span text:style-name="T8"><text:s text:c="2"/></text:span>AND eventrequest.eventno = eventplan.eventno</text:p>
      <text:p text:style-name="P15"><text:span text:style-name="T7"><text:s text:c="2"/></text:span><text:span text:style-name="T4">AND empname = 'Mary Manager';</text:span></text:p>
      <text:p text:style-name="P8"><text:span text:style-name="T4"/></text:p>
      <text:p text:style-name="P4"/>
      <text:list xml:id="list132324813509291" text:continue-numbering="true" text:style-name="WW8Num4">
        <text:list-item>
          <text:p text:style-name="P21"><text:span text:style-name="T1">Identify areas in which the SQL statement has poor coding practices and rewrite the statement to improve the coding practices. You do not need to search for errors.</text:span></text:p>
        </text:list-item>
      </text:list>
      <text:p text:style-name="P4"><text:span text:style-name="T8"><text:s text:c="6"/></text:span>SELECT eventplan.planno, lineno, resname, </text:p>
      <text:p text:style-name="P8"><text:span text:style-name="T4">numberfld, timestart, timeend</text:span></text:p>
      <text:p text:style-name="P8"><text:span text:style-name="T7"><text:s text:c="4"/></text:span><text:span text:style-name="T4">FROM eventrequest, facility, eventplan, </text:span></text:p>
      <text:p text:style-name="P8"><text:span text:style-name="T4">eventplanline, resourcetbl</text:span></text:p>
      <text:p text:style-name="P8"><text:span text:style-name="T7"><text:s text:c="5"/></text:span><text:span text:style-name="T4">WHERE estaudience = '10000'</text:span></text:p>
      <text:p text:style-name="P4">AND eventplan.planno = </text:p>
      <text:p text:style-name="P31">eventplanline.planno AND eventrequest.facno </text:p>
      <text:p text:style-name="P31">= facility.facno</text:p>
      <text:p text:style-name="P31"><text:span text:style-name="T8"><text:s text:c="6"/></text:span>AND facname = </text:p>
      <text:p text:style-name="P31">'Basketball arena' AND </text:p>
      <text:p text:style-name="P32"><text:span text:style-name="T7"><text:s text:c="3"/></text:span><text:span text:style-name="T4">eventplanline.resno = resourcetbl.resno</text:span></text:p>
      <text:p text:style-name="P32"><text:span text:style-name="T7"><text:s text:c="6"/></text:span><text:span text:style-name="T4">AND eventrequest.eventno = eventplan.eventno </text:span></text:p>
      <text:p text:style-name="P19"/>
      <text:p text:style-name="P19"/>
      <text:p text:style-name="P20">Corrected statement</text:p>
      <text:p text:style-name="P20"/>
      <text:p text:style-name="P35"><text:span text:style-name="T12">SELECT eventplan.planno, lineno, resname, numberfld, timestart, timeend</text:span></text:p>
      <text:p text:style-name="P17"/>
      <text:p text:style-name="P34"><text:span text:style-name="T11">FROM eventrequest, facility, eventplan,eventplanline, resourcetbl</text:span></text:p>
      <text:p text:style-name="P17"/>
      <text:p text:style-name="P34"><text:span text:style-name="T11">WHERE estaudience = 10000</text:span></text:p>
      <text:p text:style-name="P18"/>
      <text:p text:style-name="P34"><text:span text:style-name="T11">AND eventplan.planno = eventplanline.planno</text:span></text:p>
      <text:p text:style-name="P17"/>
      <text:p text:style-name="P34"><text:span text:style-name="T11">AND eventrequest.facno = facility.facno</text:span></text:p>
      <text:p text:style-name="P17"/>
      <text:p text:style-name="P34"><text:span text:style-name="T11">AND eventplanline.resno = resourcetbl.resno</text:span></text:p>
      <text:p text:style-name="P17"/>
      <text:p text:style-name="P34"><text:span text:style-name="T11">AND eventrequest.eventno = eventplan.eventno</text:span></text:p>
      <text:p text:style-name="P18"/>
      <text:p text:style-name="P33"><text:span text:style-name="T11">AND facname = 'Basketball aren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fo:font-size="12pt" style:font-size-asian="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2:30:04.282557814</meta:creation-date>
    <dc:date>2021-11-27T13:23:22.261890655</dc:date>
    <meta:editing-duration>PT22M36S</meta:editing-duration>
    <meta:editing-cycles>4</meta:editing-cycles>
    <meta:generator>LibreOffice/6.4.7.2$Linux_X86_64 LibreOffice_project/40$Build-2</meta:generator>
    <meta:document-statistic meta:table-count="0" meta:image-count="0" meta:object-count="0" meta:page-count="6" meta:paragraph-count="138" meta:word-count="1190" meta:character-count="8567" meta:non-whitespace-character-count="7400"/>
  </office:meta>
</office:document-meta>
</file>